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m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source: A.T. Dinsdale, SGTE data for pure elements, Calphad 15 (1991) 317–42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r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</text:p>
          </table:table-cell>
          <table:table-cell office:value-type="float" office:value="-1572.94" table:style-name="ce1">
            <text:p>-1572.94</text:p>
          </table:table-cell>
          <table:table-cell office:value-type="float" office:value="-5179.1589999999997" table:style-name="ce1">
            <text:p>-5179.159</text:p>
          </table:table-cell>
          <table:table-cell office:value-type="float" office:value="42837.391000000003" table:style-name="ce1">
            <text:p>42837.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157.643" table:style-name="ce1">
            <text:p>157.643</text:p>
          </table:table-cell>
          <table:table-cell office:value-type="float" office:value="117.854" table:style-name="ce1">
            <text:p>117.854</text:p>
          </table:table-cell>
          <table:table-cell office:value-type="float" office:value="115.436859" table:style-name="ce1">
            <text:p>115.436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*ln(T)</text:p>
          </table:table-cell>
          <table:table-cell office:value-type="float" office:value="-26.908000000000001" table:style-name="ce1">
            <text:p>-26.908</text:p>
          </table:table-cell>
          <table:table-cell office:value-type="float" office:value="-22.096" table:style-name="ce1">
            <text:p>-22.096</text:p>
          </table:table-cell>
          <table:table-cell office:value-type="float" office:value="-22.831753299999999" table:style-name="ce1">
            <text:p>-22.83175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^2</text:p>
          </table:table-cell>
          <table:table-cell office:value-type="float" office:value="1.8943499999999999E-3" table:style-name="ce2">
            <text:p>1.89E-03</text:p>
          </table:table-cell>
          <table:table-cell office:value-type="float" office:value="-4.8406999999999999E-3" table:style-name="ce2">
            <text:p>-4.84E-03</text:p>
          </table:table-cell>
          <table:table-cell office:value-type="float" office:value="-1.912904E-3" table:style-name="ce2">
            <text:p>-1.91E-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^3</text:p>
          </table:table-cell>
          <table:table-cell office:value-type="float" office:value="-1.4772100000000001E-6" table:style-name="ce2">
            <text:p>-1.48E-06</text:p>
          </table:table-cell>
          <table:table-cell office:value-type="float" office:value="0" table:style-name="ce1">
            <text:p>0</text:p>
          </table:table-cell>
          <table:table-cell office:value-type="float" office:value="-3.5520000000000001E-9" table:style-name="ce2">
            <text:p>-3.55E-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/T</text:p>
          </table:table-cell>
          <table:table-cell office:value-type="float" office:value="139250" table:style-name="ce1">
            <text:p>139250</text:p>
          </table:table-cell>
          <table:table-cell office:value-type="float" office:value="0" table:style-name="ce1">
            <text:p>0</text:p>
          </table:table-cell>
          <table:table-cell office:value-type="float" office:value="176667" table:style-name="ce1">
            <text:p>17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ritical</text:p>
          </table:table-cell>
          <table:table-cell office:value-type="float" office:value="369.66699999999997" table:style-name="ce1">
            <text:p>369.667</text:p>
          </table:table-cell>
          <table:table-cell office:value-type="float" office:value="633" table:style-name="ce1">
            <text:p>6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0.82" table:style-name="ce1">
            <text:p>0.82</text:p>
          </table:table-cell>
          <table:table-cell office:value-type="float" office:value="0.52" table:style-name="ce1">
            <text:p>0.52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Interac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source: Schuster and Du, "Experimental investigation and thermodynamic modeling of the Cr-Ni-Si system", Metallurgical and Materials Transactions A (2000) 1795–180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solv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Si</text:p>
          </table:table-cell>
          <table:table-cell office:value-type="float" office:value="-83007.820000000007" table:style-name="ce1">
            <text:p>-83007.82</text:p>
          </table:table-cell>
          <table:table-cell office:value-type="float" office:value="-1.35928" table:style-name="ce1">
            <text:p>-1.35928</text:p>
          </table:table-cell>
          <table:table-cell office:value-type="float" office:value="-48048.45" table:style-name="ce1">
            <text:p>-48048.45</text:p>
          </table:table-cell>
          <table:table-cell office:value-type="float" office:value="11.384969999999999" table:style-name="ce1">
            <text:p>11.384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Ni</text:p>
          </table:table-cell>
          <table:table-cell office:value-type="float" office:value="8030" table:style-name="ce1">
            <text:p>8030</text:p>
          </table:table-cell>
          <table:table-cell office:value-type="float" office:value="-12.880100000000001" table:style-name="ce1">
            <text:p>-12.8801</text:p>
          </table:table-cell>
          <table:table-cell office:value-type="float" office:value="33080" table:style-name="ce1">
            <text:p>33080</text:p>
          </table:table-cell>
          <table:table-cell office:value-type="float" office:value="-16.036200000000001" table:style-name="ce1">
            <text:p>-16.03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NiSi</text:p>
          </table:table-cell>
          <table:table-cell office:value-type="float" office:value="-204564.52" table:style-name="ce1">
            <text:p>-204564.52</text:p>
          </table:table-cell>
          <table:table-cell office:value-type="float" office:value="38.992040000000003" table:style-name="ce1">
            <text:p>38.99204</text:p>
          </table:table-cell>
          <table:table-cell office:value-type="float" office:value="-82289.61" table:style-name="ce1">
            <text:p>-82289.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CrNiSi</text:p>
          </table:table-cell>
          <table:table-cell office:value-type="float" office:value="-103437.71" table:style-name="ce1">
            <text:p>-103437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CrNi</text:p>
          </table:table-cell>
          <table:table-cell office:value-type="float" office:value="-3605" table:style-name="ce1">
            <text:p>-3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ta</text:p>
          </table:table-cell>
          <table:table-cell office:value-type="string" table:style-name="ce1">
            <text:p>CrNi</text:p>
          </table:table-cell>
          <table:table-cell office:value-type="float" office:value="-1.91" table:style-name="ce1">
            <text:p>-1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1-08-24T13:39:52Z</meta:creation-date>
    <dc:date>2026-04-06T20:59:51Z</dc:date>
    <meta:editing-cycles>1</meta:editing-cycles>
    <meta:editing-duration>PT32S</meta:editing-duration>
  </office:meta>
</office:document-meta>
</file>